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Arial" fo:background-color="#00a65d" style:font-name-asian="Arial1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L1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9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0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7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8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19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0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1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2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3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4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5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8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29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00a65d" style:font-name-asian="Arial1" style:font-name-complex="Arial1"/>
    </style:style>
    <style:style style:name="P3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0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1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2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3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4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5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P86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00a65d" style:font-name-asian="Arial1" style:font-name-complex="Arial1"/>
    </style:style>
    <style:style style:name="T1" style:family="text">
      <style:text-properties fo:background-color="#00a65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9806390" text:style-name="L1">
        <text:list-item>
          <text:p text:style-name="P8"><text:bookmark text:name="_gjdgxs"/>Core Java: Part 2</text:p>
        </text:list-item>
      </text:list>
      <text:p text:style-name="P2">How to import all package?</text:p>
      <text:list xml:id="list4170265452" text:style-name="WWNum17">
        <text:list-item>
          <text:p text:style-name="P9">import java.*;</text:p>
        </text:list-item>
        <text:list-item>
          <text:p text:style-name="P30">include java.lang;</text:p>
        </text:list-item>
        <text:list-item>
          <text:p text:style-name="P58">java.package</text:p>
        </text:list-item>
      </text:list>
      <text:p text:style-name="P1"/>
      <text:p text:style-name="P2">What is the value of "d" after this line of code has been executed?</text:p>
      <text:p text:style-name="P1">double d = Math.round ( 2.5 + Math.random() );</text:p>
      <text:list xml:id="list2578728771" text:style-name="WWNum24">
        <text:list-item>
          <text:p text:style-name="P31">2</text:p>
        </text:list-item>
        <text:list-item>
          <text:p text:style-name="P10">3</text:p>
        </text:list-item>
        <text:list-item>
          <text:p text:style-name="P31">4</text:p>
        </text:list-item>
        <text:list-item>
          <text:p text:style-name="P59">2.5</text:p>
        </text:list-item>
      </text:list>
      <text:p text:style-name="P3"/>
      <text:p text:style-name="P2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632618907" text:style-name="WWNum19">
        <text:list-item>
          <text:p text:style-name="P32">There is a syntax error on line 1.</text:p>
        </text:list-item>
        <text:list-item>
          <text:p text:style-name="P32">There are syntax errors on lines 1 and 6.</text:p>
        </text:list-item>
        <text:list-item>
          <text:p text:style-name="P32">run infinity time</text:p>
        </text:list-item>
        <text:list-item>
          <text:p text:style-name="P79">There is a syntax error in line 6.</text:p>
        </text:list-item>
      </text:list>
      <text:p text:style-name="P1"/>
      <text:p text:style-name="P2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720646522" text:style-name="WWNum16">
        <text:list-item>
          <text:p text:style-name="P33">Hellogoodworld</text:p>
        </text:list-item>
        <text:list-item>
          <text:p text:style-name="P33">hellogoodworld</text:p>
        </text:list-item>
        <text:list-item>
          <text:p text:style-name="P11">Hello Goodworld</text:p>
        </text:list-item>
        <text:list-item>
          <text:p text:style-name="P60">GoodWorld</text:p>
        </text:list-item>
      </text:list>
      <text:p text:style-name="P1"/>
      <text:p text:style-name="P2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2266060013" text:style-name="WWNum26">
        <text:list-item>
          <text:p text:style-name="P12">hello</text:p>
        </text:list-item>
        <text:list-item>
          <text:p text:style-name="P34">world</text:p>
        </text:list-item>
        <text:list-item>
          <text:p text:style-name="P34">hello world</text:p>
        </text:list-item>
        <text:list-item>
          <text:p text:style-name="P61">none of the above</text:p>
        </text:list-item>
      </text:list>
      <text:p text:style-name="P1"/>
      <text:p text:style-name="P2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641771454" text:style-name="WWNum29">
        <text:list-item>
          <text:p text:style-name="P13"><text:soft-page-break/>DEMOS</text:p>
        </text:list-item>
        <text:list-item>
          <text:p text:style-name="P35">DEMS</text:p>
        </text:list-item>
        <text:list-item>
          <text:p text:style-name="P35">DEM</text:p>
        </text:list-item>
        <text:list-item>
          <text:p text:style-name="P62">EMOS</text:p>
        </text:list-item>
      </text:list>
      <text:p text:style-name="P1"/>
      <text:p text:style-name="P2">Determine the output</text:p>
      <text:p text:style-name="P1">SOP (‘1’+new integer (2) +3);</text:p>
      <text:list xml:id="list3824642102" text:style-name="WWNum11">
        <text:list-item>
          <text:p text:style-name="P14">123</text:p>
        </text:list-item>
        <text:list-item>
          <text:p text:style-name="P36">13</text:p>
        </text:list-item>
        <text:list-item>
          <text:p text:style-name="P36">1</text:p>
        </text:list-item>
        <text:list-item>
          <text:p text:style-name="P63">12</text:p>
        </text:list-item>
      </text:list>
      <text:p text:style-name="P1"/>
      <text:p text:style-name="P2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4017556568" text:style-name="WWNum9">
        <text:list-item>
          <text:p text:style-name="P37">Hlloe</text:p>
        </text:list-item>
        <text:list-item>
          <text:p text:style-name="P37">lloeH</text:p>
        </text:list-item>
        <text:list-item>
          <text:p text:style-name="P37">Hello</text:p>
        </text:list-item>
        <text:list-item>
          <text:p text:style-name="P80">olleH</text:p>
        </text:list-item>
      </text:list>
      <text:p text:style-name="P1"/>
      <text:p text:style-name="P2">Write the correct signature of the main method?</text:p>
      <text:list xml:id="list2174063787" text:style-name="WWNum6">
        <text:list-item>
          <text:p text:style-name="P38">public Static void main()</text:p>
        </text:list-item>
        <text:list-item>
          <text:p text:style-name="P15">public Static void main(String args[])</text:p>
        </text:list-item>
        <text:list-item>
          <text:p text:style-name="P81">public Static void main(String ...)</text:p>
        </text:list-item>
      </text:list>
      <text:p text:style-name="P1"/>
      <text:p text:style-name="P2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512090290" text:style-name="WWNum2">
        <text:list-item>
          <text:p text:style-name="P39">class java.object</text:p>
        </text:list-item>
        <text:list-item>
          <text:p text:style-name="P16">class java.lang.object</text:p>
        </text:list-item>
        <text:list-item>
          <text:p text:style-name="P64">none of the above</text:p>
        </text:list-item>
      </text:list>
      <text:p text:style-name="P1"/>
      <text:p text:style-name="P2"><text:soft-page-break/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1856512109" text:style-name="WWNum15">
        <text:list-item>
          <text:p text:style-name="P40">HelloStopWorld</text:p>
        </text:list-item>
        <text:list-item>
          <text:p text:style-name="P40">Hello Stop World</text:p>
        </text:list-item>
        <text:list-item>
          <text:p text:style-name="P40">HelloStop</text:p>
        </text:list-item>
        <text:list-item>
          <text:p text:style-name="P82">none of the above</text:p>
        </text:list-item>
      </text:list>
      <text:p text:style-name="P1"/>
      <text:p text:style-name="P2">How to declare array of string which one is correct?</text:p>
      <text:list xml:id="list926135981" text:style-name="WWNum27">
        <text:list-item>
          <text:p text:style-name="P41">string[]s;</text:p>
        </text:list-item>
        <text:list-item>
          <text:p text:style-name="P41">string s[]</text:p>
        </text:list-item>
        <text:list-item>
          <text:p text:style-name="P83">string []s;</text:p>
        </text:list-item>
      </text:list>
      <text:p text:style-name="P1"/>
      <text:p text:style-name="P2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833463538" text:style-name="WWNum28">
        <text:list-item>
          <text:p text:style-name="P17">A@1cde5f</text:p>
        </text:list-item>
        <text:list-item>
          <text:p text:style-name="P42">A a 1cde5f</text:p>
        </text:list-item>
        <text:list-item>
          <text:p text:style-name="P42">A d 1cde5f</text:p>
        </text:list-item>
        <text:list-item>
          <text:p text:style-name="P65">@1cde5f</text:p>
        </text:list-item>
      </text:list>
      <text:p text:style-name="P1"/>
      <text:p text:style-name="P2">What will be the datatype of the no 9.6352</text:p>
      <text:list xml:id="list1416642399" text:style-name="WWNum5">
        <text:list-item>
          <text:p text:style-name="P18">double</text:p>
        </text:list-item>
        <text:list-item>
          <text:p text:style-name="P43">Float</text:p>
        </text:list-item>
        <text:list-item>
          <text:p text:style-name="P66">Double</text:p>
        </text:list-item>
      </text:list>
      <text:p text:style-name="P1"/>
      <text:p text:style-name="P2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1269111778" text:style-name="WWNum21">
        <text:list-item>
          <text:p text:style-name="P19">uvwxyzuvwXYZ</text:p>
        </text:list-item>
        <text:list-item>
          <text:p text:style-name="P44">uvwxyzuv</text:p>
        </text:list-item>
        <text:list-item>
          <text:p text:style-name="P44">uvwxyzXYZ</text:p>
        </text:list-item>
        <text:list-item>
          <text:p text:style-name="P67">uvwxyzuvXYZ</text:p>
        </text:list-item>
      </text:list>
      <text:p text:style-name="P1"/>
      <text:p text:style-name="P2">Determine the output</text:p>
      <text:p text:style-name="P1">int i = -1;</text:p>
      <text:p text:style-name="P1">int b = 10;</text:p>
      <text:p text:style-name="P1">int val = b/ i;</text:p>
      <text:list xml:id="list3981828979" text:style-name="WWNum8">
        <text:list-item>
          <text:p text:style-name="P45">-10</text:p>
        </text:list-item>
        <text:list-item>
          <text:p text:style-name="P45">10</text:p>
        </text:list-item>
        <text:list-item>
          <text:p text:style-name="P45">10/1</text:p>
        </text:list-item>
        <text:list-item>
          <text:p text:style-name="P84">error17. </text:p>
        </text:list-item>
      </text:list>
      <text:p text:style-name="P3"/>
      <text:p text:style-name="P6"><text:soft-page-break/>How to inherit both the interface and abstract class ?</text:p>
      <text:list xml:id="list158198676" text:style-name="WWNum25">
        <text:list-item>
          <text:p text:style-name="P46">class implemts Info,interface</text:p>
        </text:list-item>
        <text:list-item>
          <text:p text:style-name="P20">class xyz extends Info implements interface{ void load}</text:p>
        </text:list-item>
        <text:list-item>
          <text:p text:style-name="P46">class extends Info,interface</text:p>
        </text:list-item>
        <text:list-item>
          <text:p text:style-name="P68">class implements interface</text:p>
        </text:list-item>
      </text:list>
      <text:p text:style-name="P1"/>
      <text:p text:style-name="P1"/>
      <text:p text:style-name="P2">Which operator is used to separate parameters or attributes?</text:p>
      <text:list xml:id="list4262460860" text:style-name="WWNum12">
        <text:list-item>
          <text:p text:style-name="P47">&amp;</text:p>
        </text:list-item>
        <text:list-item>
          <text:p text:style-name="P21">&amp;&amp;</text:p>
        </text:list-item>
        <text:list-item>
          <text:p text:style-name="P69">and</text:p>
        </text:list-item>
      </text:list>
      <text:p text:style-name="P1"/>
      <text:p text:style-name="P2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117428842" text:style-name="WWNum13">
        <text:list-item>
          <text:p text:style-name="P48">ABDCB</text:p>
        </text:list-item>
        <text:list-item>
          <text:p text:style-name="P22">ABDCBDCB</text:p>
        </text:list-item>
        <text:list-item>
          <text:p text:style-name="P48">ABCDBDA</text:p>
        </text:list-item>
        <text:list-item>
          <text:p text:style-name="P70">ABDCBDA</text:p>
        </text:list-item>
      </text:list>
      <text:p text:style-name="P1"/>
      <text:p text:style-name="P1"/>
      <text:p text:style-name="P2"><text:s/>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1676505613" text:style-name="WWNum7">
        <text:list-item>
          <text:p text:style-name="P23">12345</text:p>
        </text:list-item>
        <text:list-item>
          <text:p text:style-name="P49">54321</text:p>
        </text:list-item>
        <text:list-item>
          <text:p text:style-name="P49">123</text:p>
        </text:list-item>
        <text:list-item>
          <text:p text:style-name="P71">1234</text:p>
        </text:list-item>
      </text:list>
      <text:p text:style-name="P1"/>
      <text:p text:style-name="P2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193937061" text:style-name="WWNum4">
        <text:list-item>
          <text:p text:style-name="P50">12885</text:p>
        </text:list-item>
        <text:list-item>
          <text:p text:style-name="P50">12845</text:p>
        </text:list-item>
        <text:list-item>
          <text:p text:style-name="P24">58881</text:p>
        </text:list-item>
        <text:list-item>
          <text:p text:style-name="P72">54881</text:p>
        </text:list-item>
      </text:list>
      <text:p text:style-name="P1"><text:soft-page-break/></text:p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941659085" text:style-name="WWNum10">
        <text:list-item>
          <text:p text:style-name="P51">Hello</text:p>
        </text:list-item>
        <text:list-item>
          <text:p text:style-name="P51">World</text:p>
        </text:list-item>
        <text:list-item>
          <text:p text:style-name="P51">Helloworld</text:p>
        </text:list-item>
        <text:list-item>
          <text:p text:style-name="P85">Hello World</text:p>
        </text:list-item>
      </text:list>
      <text:p text:style-name="P1"/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3026415810" text:style-name="WWNum22">
        <text:list-item>
          <text:p text:style-name="P52">xello</text:p>
        </text:list-item>
        <text:list-item>
          <text:p text:style-name="P52">xxxxx</text:p>
        </text:list-item>
        <text:list-item>
          <text:p text:style-name="P25">Hxllo</text:p>
        </text:list-item>
        <text:list-item>
          <text:p text:style-name="P73">Hexlo</text:p>
        </text:list-item>
      </text:list>
      <text:p text:style-name="P1"/>
      <text:p text:style-name="P2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2757556158" text:style-name="WWNum1">
        <text:list-item>
          <text:p text:style-name="P53">AaBaCa</text:p>
        </text:list-item>
        <text:list-item>
          <text:p text:style-name="P53">ABCaaa</text:p>
        </text:list-item>
        <text:list-item>
          <text:p text:style-name="P26">AaaBaaCaa</text:p>
        </text:list-item>
        <text:list-item>
          <text:p text:style-name="P74">AaBaaCaaa</text:p>
        </text:list-item>
      </text:list>
      <text:p text:style-name="P1"/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145044512" text:style-name="WWNum14">
        <text:list-item>
          <text:p text:style-name="P75">a is a lower case Letter</text:p>
        </text:list-item>
      </text:list>
      <text:p text:style-name="P4">is White space character</text:p>
      <text:p text:style-name="P7"><text:s text:c="6"/>b) b is a lower case Letter</text:p>
      <text:p text:style-name="P4">is White space character</text:p>
      <text:p text:style-name="P7"><text:s text:c="6"/>c) <text:span text:style-name="T1">a is a lower case Letter</text:span></text:p>
      <text:p text:style-name="P5">A is a upper case Letter</text:p>
      <text:p text:style-name="P1"><text:s text:c="6"/>d) a is a lower case Letter</text:p>
      <text:p text:style-name="P4">0 is a digit</text:p>
      <text:p text:style-name="P4"/>
      <text:p text:style-name="P4"/>
      <text:p text:style-name="P2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51689782" text:style-name="WWNum3">
        <text:list-item>
          <text:p text:style-name="P54">42</text:p>
        </text:list-item>
        <text:list-item>
          <text:p text:style-name="P54">420</text:p>
        </text:list-item>
        <text:list-item>
          <text:p text:style-name="P54">462</text:p>
        </text:list-item>
        <text:list-item>
          <text:p text:style-name="P27">42042</text:p>
        </text:list-item>
        <text:list-item>
          <text:p text:style-name="P54">Compilation fails</text:p>
        </text:list-item>
        <text:list-item>
          <text:p text:style-name="P76">An exception is thrown at runtime.</text:p>
        </text:list-item>
      </text:list>
      <text:p text:style-name="P1"/>
      <text:p text:style-name="P1"/>
      <text:p text:style-name="P2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4213156096" text:style-name="WWNum23">
        <text:list-item>
          <text:p text:style-name="P28">final</text:p>
        </text:list-item>
        <text:list-item>
          <text:p text:style-name="P28"><text:soft-page-break/>static</text:p>
        </text:list-item>
        <text:list-item>
          <text:p text:style-name="P55">native</text:p>
        </text:list-item>
        <text:list-item>
          <text:p text:style-name="P28">public</text:p>
        </text:list-item>
        <text:list-item>
          <text:p text:style-name="P55">private</text:p>
        </text:list-item>
        <text:list-item>
          <text:p text:style-name="P55">abstract</text:p>
        </text:list-item>
        <text:list-item>
          <text:p text:style-name="P77">protected</text:p>
        </text:list-item>
      </text:list>
      <text:p text:style-name="P1"/>
      <text:p text:style-name="P2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50032498" text:style-name="WWNum18">
        <text:list-item>
          <text:p text:style-name="P56">Foo { public int bar() { return 1; }</text:p>
        </text:list-item>
        <text:list-item>
          <text:p text:style-name="P56">new Foo { public int bar() { return 1; }</text:p>
        </text:list-item>
        <text:list-item>
          <text:p text:style-name="P29">new Foo() { public int bar() { return 1; }</text:p>
        </text:list-item>
        <text:list-item>
          <text:p text:style-name="P78">new class Foo { public int bar() { return 1; }</text:p>
        </text:list-item>
      </text:list>
      <text:p text:style-name="P1"/>
      <text:p text:style-name="P2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4075458163" text:style-name="WWNum20">
        <text:list-item>
          <text:p text:style-name="P57"><text:soft-page-break/>peep</text:p>
        </text:list-item>
        <text:list-item>
          <text:p text:style-name="P57">bark</text:p>
        </text:list-item>
        <text:list-item>
          <text:p text:style-name="P57">meow</text:p>
        </text:list-item>
        <text:list-item>
          <text:p text:style-name="P57">Compilation fails</text:p>
        </text:list-item>
        <text:list-item>
          <text:p text:style-name="P86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5T15:57:37.245065017</dc:date>
    <meta:editing-duration>PT20M24S</meta:editing-duration>
    <meta:editing-cycles>4</meta:editing-cycles>
    <meta:document-statistic meta:table-count="0" meta:image-count="0" meta:object-count="0" meta:page-count="13" meta:paragraph-count="379" meta:word-count="1237" meta:character-count="6591" meta:non-whitespace-character-count="5829"/>
  </office:meta>
</office:document-meta>
</file>